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2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2808" calcext:value-type="float">
            <text:p>55.2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0552" calcext:value-type="float">
            <text:p>55.4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3328" calcext:value-type="float">
            <text:p>55.5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1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6104" calcext:value-type="float">
            <text:p>55.69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1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1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7704" calcext:value-type="float">
            <text:p>57.06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0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0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0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0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0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0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0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199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199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199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199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5176" calcext:value-type="float">
            <text:p>57.41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9016" calcext:value-type="float">
            <text:p>57.6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199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199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9838</text:p>
          </table:table-cell>
          <table:table-cell office:value-type="string" calcext:value-type="string">
            <text:p>199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0424" calcext:value-type="float">
            <text:p>59.78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